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254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372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3.2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trol_20_Logic_20_for_20_R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Control Logic for ROM'.A1"/>
    </style:style>
    <style:style style:name="ce2" style:family="table-cell" style:parent-style-name="Default">
      <style:map style:condition="is-true-formula(LEN(TRIM([.A1]))&gt;0)" style:apply-style-name="ConditionalStyle_5f_1" style:base-cell-address="'Control Logic for ROM'.A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5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1.8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8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92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Control Logic for ROM'.H5">
          <table:help-message table:display="true">
            <text:p>Enter 1 binary digit without a leading 0b (Ex: 0)</text:p>
          </table:help-message>
        </table:content-validation>
      </table:content-validations>
      <table:table table:name="Control Logic for R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visibility="collapse" table:default-cell-style-name="Default"/>
        <table:table-column table:style-name="co8" table:visibility="collapse" table:number-columns-repeated="6" table:default-cell-style-name="Default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KE A COPY OF THIS SHEET</text:p>
          </table:table-cell>
          <table:table-cell table:style-name="ce39" office:value-type="string" calcext:value-type="string" table:number-columns-spanned="4" table:number-rows-spanned="1">
            <text:p>Instruction Metadata</text:p>
          </table:table-cell>
          <table:covered-table-cell table:number-columns-repeated="2"/>
          <table:covered-table-cell table:style-name="ce16"/>
          <table:table-cell table:style-name="ce39" office:value-type="string" calcext:value-type="string" table:number-columns-spanned="2" table:number-rows-spanned="1">
            <office:annotation draw:style-name="gr1" draw:text-style-name="P2" svg:width="8.796cm" svg:height="0.952cm" svg:x="12.734cm" svg:y="0.82cm" draw:caption-point-x="0.965cm" draw:caption-point-y="-0.81cm">
              <dc:date>2023-08-28T00:00:00</dc:date>
              <text:p text:style-name="P1"><text:span text:style-name="T1">This is the value that will be passed into the ROM</text:span></text:p>
            </office:annotation>
            <text:p>ROM Input</text:p>
          </table:table-cell>
          <table:covered-table-cell table:style-name="ce16"/>
          <table:table-cell table:style-name="ce23" office:value-type="string" calcext:value-type="string" table:number-columns-spanned="8" table:number-rows-spanned="1">
            <text:p>Control Signals</text:p>
          </table:table-cell>
          <table:covered-table-cell table:number-columns-repeated="6"/>
          <table:covered-table-cell table:style-name="ce16"/>
          <table:table-cell table:style-name="ce30" office:value-type="string" calcext:value-type="string">
            <office:annotation draw:style-name="gr2" draw:text-style-name="P2" svg:width="0.001cm" svg:height="42.071cm" svg:x="36.378cm" svg:y="0cm" draw:caption-point-x="-0.406cm" draw:caption-point-y="0.01cm">
              <dc:date>2023-08-28T00:00:00</dc:date>
              <text:p text:style-name="P1"><text:span text:style-name="T1">This is the value that will be outputted from the ROM. It's all the control signals concatenated together.</text:span></text:p>
            </office:annotation>
            <text:p>ROM Output</text:p>
          </table:table-cell>
          <table:table-cell table:style-name="ce33" office:value-type="string" calcext:value-type="string" table:number-columns-spanned="7" table:number-rows-spanned="1">
            <office:annotation draw:style-name="gr2" draw:text-style-name="P2" svg:width="0.001cm" svg:height="42.071cm" svg:x="36.378cm" svg:y="0cm" draw:caption-point-x="-0.406cm" draw:caption-point-y="0.01cm">
              <dc:date>2023-08-28T00:00:00</dc:date>
              <text:p text:style-name="P1"><text:span text:style-name="T1">This is the value that will be outputted from the ROM. It's all the control signals concatenated together.</text:span></text:p>
            </office:annotation>
            <text:p>INTERMEDIATE CALCULATIONS (DO NOT MODIFY)</text:p>
          </table:table-cell>
          <table:covered-table-cell table:number-columns-repeated="6"/>
          <table:table-cell table:number-columns-repeated="1001"/>
        </table:table-row>
        <table:table-row table:style-name="ro1">
          <table:covered-table-cell table:style-name="ce2"/>
          <table:table-cell table:style-name="ce6" table:number-columns-repeated="3"/>
          <table:table-cell table:style-name="ce17"/>
          <table:table-cell table:style-name="ce6"/>
          <table:table-cell table:style-name="ce17"/>
          <table:table-cell table:style-name="ce24" office:value-type="string" calcext:value-type="string" table:number-columns-spanned="8" table:number-rows-spanned="1">
            <text:p>addi is provided as an example</text:p>
          </table:table-cell>
          <table:covered-table-cell table:number-columns-repeated="6"/>
          <table:covered-table-cell table:style-name="ce16"/>
          <table:table-cell table:style-name="ce30"/>
          <table:table-cell table:style-name="ce34" table:number-columns-repeated="7"/>
          <table:table-cell table:number-columns-repeated="1001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Funct3</text:p>
          </table:table-cell>
          <table:table-cell table:style-name="ce18" office:value-type="string" calcext:value-type="string">
            <text:p>Funct7</text:p>
          </table:table-cell>
          <table:table-cell table:style-name="ce7" office:value-type="string" calcext:value-type="string">
            <text:p>Binary</text:p>
          </table:table-cell>
          <table:table-cell table:style-name="ce21" office:value-type="string" calcext:value-type="string">
            <text:p>Decimal</text:p>
          </table:table-cell>
          <table:table-cell table:style-name="ce25" office:value-type="string" calcext:value-type="string">
            <text:p>RegWEn</text:p>
          </table:table-cell>
          <table:table-cell table:style-name="ce29" office:value-type="string" calcext:value-type="string">
            <text:p>ImmSel</text:p>
          </table:table-cell>
          <table:table-cell table:style-name="ce29" office:value-type="string" calcext:value-type="string">
            <text:p>BrUn</text:p>
          </table:table-cell>
          <table:table-cell table:style-name="ce29" office:value-type="string" calcext:value-type="string">
            <text:p>ASel</text:p>
          </table:table-cell>
          <table:table-cell table:style-name="ce29" office:value-type="string" calcext:value-type="string">
            <text:p>BSel</text:p>
          </table:table-cell>
          <table:table-cell table:style-name="ce29" office:value-type="string" calcext:value-type="string">
            <text:p>ALUSel</text:p>
          </table:table-cell>
          <table:table-cell table:style-name="ce29" office:value-type="string" calcext:value-type="string">
            <text:p>MemRW</text:p>
          </table:table-cell>
          <table:table-cell table:style-name="ce29" office:value-type="string" calcext:value-type="string">
            <text:p>WBSel</text:p>
          </table:table-cell>
          <table:table-cell table:style-name="ce31" office:value-type="string" calcext:value-type="string">
            <text:p>Hex</text:p>
          </table:table-cell>
          <table:table-cell table:style-name="ce35" office:value-type="string" calcext:value-type="string">
            <text:p>Binary</text:p>
          </table:table-cell>
          <table:table-cell table:style-name="ce35" office:value-type="string" calcext:value-type="string">
            <text:p>Bin0:7</text:p>
          </table:table-cell>
          <table:table-cell table:style-name="ce35" office:value-type="string" calcext:value-type="string">
            <text:p>Bin:8:16</text:p>
          </table:table-cell>
          <table:table-cell table:style-name="ce35" office:value-type="string" calcext:value-type="string">
            <text:p>Hex:0:7</text:p>
          </table:table-cell>
          <table:table-cell table:style-name="ce37" office:value-type="string" calcext:value-type="string">
            <text:p>Hex:8:17</text:p>
          </table:table-cell>
          <table:table-cell table:style-name="ce35" office:value-type="string" calcext:value-type="string">
            <text:p>Decimal Index</text:p>
          </table:table-cell>
          <table:table-cell table:style-name="ce35" office:value-type="string" calcext:value-type="string">
            <text:p>Binary Index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7" table:number-columns-repeated="3"/>
          <table:table-cell table:style-name="ce18"/>
          <table:table-cell table:style-name="ce7"/>
          <table:table-cell table:style-name="ce21"/>
          <table:table-cell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3 binary digits</text:p>
          </table:table-cell>
          <table:table-cell table:number-columns-repeated="3"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4 binary digits</text:p>
          </table:table-cell>
          <table:table-cell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2 binary digits</text:p>
          </table:table-cell>
          <table:table-cell table:style-name="ce31"/>
          <table:table-cell table:style-name="ce35" table:number-columns-repeated="4"/>
          <table:table-cell table:style-name="ce37"/>
          <table:table-cell table:style-name="ce35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add rd, rs1, rs2</text:p>
          </table:table-cell>
          <table:table-cell table:style-name="ce42" office:value-type="string" calcext:value-type="string" table:number-columns-spanned="1" table:number-rows-spanned="12">
            <text:p>R</text:p>
          </table:table-cell>
          <table:table-cell table:style-name="ce9" office:value-type="string" calcext:value-type="string" table:number-columns-spanned="1" table:number-rows-spanned="12">
            <text:p>0b0110011</text:p>
          </table:table-cell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5))&quot;);&quot;0b000000&quot;)" office:value-type="string" office:string-value="0b000000" calcext:value-type="string">
            <text:p>0b000000</text:p>
          </table:table-cell>
          <table:table-cell table:style-name="ce21" table:formula="of:=[.V5]" office:value-type="float" office:value="0" calcext:value-type="float">
            <text:p>0</text:p>
          </table:table-cell>
          <table:table-cell table:style-name="ce61" table:content-validation-name="val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5];[.T5])" office:value-type="string" office:string-value="1007" calcext:value-type="string">
            <text:p>1007</text:p>
          </table:table-cell>
          <table:table-cell table:style-name="ce36" table:formula="of:=TEXT(CONCATENATE([.O5]; [.N5]; [.M5]; [.L5]; [.K5]; [.J5]; [.I5]; [.H5]); &quot;0000000000000000&quot;)" office:value-type="string" office:string-value="0001000000000111" calcext:value-type="string">
            <text:p>0001000000000111</text:p>
          </table:table-cell>
          <table:table-cell table:style-name="ce36" table:formula="of:=RIGHT([.Q5];8)" office:value-type="string" office:string-value="00000111" calcext:value-type="string">
            <text:p>00000111</text:p>
          </table:table-cell>
          <table:table-cell table:style-name="ce36" table:formula="of:=LEFT([.Q5];8)" office:value-type="string" office:string-value="00010000" calcext:value-type="string">
            <text:p>00010000</text:p>
          </table:table-cell>
          <table:table-cell table:style-name="ce36" table:formula="of:=BIN2HEX([.R5];2)" office:value-type="string" office:string-value="07" calcext:value-type="string">
            <text:p>07</text:p>
          </table:table-cell>
          <table:table-cell table:style-name="ce38" table:formula="of:=BIN2HEX([.S5];2)" office:value-type="string" office:string-value="10" calcext:value-type="string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DEC2BIN([.V5]; 6)" office:value-type="string" office:string-value="000000" calcext:value-type="string">
            <text:p>000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ul rd, rs1, rs2</text:p>
          </table:table-cell>
          <table:covered-table-cell table:number-columns-repeated="2"/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6))&quot;);&quot;0b000001&quot;)" office:value-type="string" office:string-value="0b000001" calcext:value-type="string">
            <text:p>0b000001</text:p>
          </table:table-cell>
          <table:table-cell table:style-name="ce21" table:formula="of:=[.V6]" office:value-type="float" office:value="1" calcext:value-type="float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6];[.T6])" office:value-type="string" office:string-value="1407" calcext:value-type="string">
            <text:p>1407</text:p>
          </table:table-cell>
          <table:table-cell table:style-name="ce36" table:formula="of:=TEXT(CONCATENATE([.O6]; [.N6]; [.M6]; [.L6]; [.K6]; [.J6]; [.I6]; [.H6]); &quot;0000000000000000&quot;)" office:value-type="string" office:string-value="0001010000000111" calcext:value-type="string">
            <text:p>0001010000000111</text:p>
          </table:table-cell>
          <table:table-cell table:style-name="ce36" table:formula="of:=RIGHT([.Q6];8)" office:value-type="string" office:string-value="00000111" calcext:value-type="string">
            <text:p>00000111</text:p>
          </table:table-cell>
          <table:table-cell table:style-name="ce36" table:formula="of:=LEFT([.Q6];8)" office:value-type="string" office:string-value="00010100" calcext:value-type="string">
            <text:p>00010100</text:p>
          </table:table-cell>
          <table:table-cell table:style-name="ce36" table:formula="of:=BIN2HEX([.R6];2)" office:value-type="string" office:string-value="07" calcext:value-type="string">
            <text:p>07</text:p>
          </table:table-cell>
          <table:table-cell table:style-name="ce38" table:formula="of:=BIN2HEX([.S6];2)" office:value-type="string" office:string-value="14" calcext:value-type="string">
            <text:p>1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DEC2BIN([.V6]; 6)" office:value-type="string" office:string-value="000001" calcext:value-type="string">
            <text:p>000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ub rd, rs1, rs2</text:p>
          </table:table-cell>
          <table:covered-table-cell table:number-columns-repeated="2"/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7))&quot;);&quot;0b000010&quot;)" office:value-type="string" office:string-value="0b000010" calcext:value-type="string">
            <text:p>0b000010</text:p>
          </table:table-cell>
          <table:table-cell table:style-name="ce21" table:formula="of:=[.V7]" office:value-type="float" office:value="2" calcext:value-type="float">
            <text:p>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1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7];[.T7])" office:value-type="string" office:string-value="1607" calcext:value-type="string">
            <text:p>1607</text:p>
          </table:table-cell>
          <table:table-cell table:style-name="ce36" table:formula="of:=TEXT(CONCATENATE([.O7]; [.N7]; [.M7]; [.L7]; [.K7]; [.J7]; [.I7]; [.H7]); &quot;0000000000000000&quot;)" office:value-type="string" office:string-value="0001011000000111" calcext:value-type="string">
            <text:p>0001011000000111</text:p>
          </table:table-cell>
          <table:table-cell table:style-name="ce36" table:formula="of:=RIGHT([.Q7];8)" office:value-type="string" office:string-value="00000111" calcext:value-type="string">
            <text:p>00000111</text:p>
          </table:table-cell>
          <table:table-cell table:style-name="ce36" table:formula="of:=LEFT([.Q7];8)" office:value-type="string" office:string-value="00010110" calcext:value-type="string">
            <text:p>00010110</text:p>
          </table:table-cell>
          <table:table-cell table:style-name="ce36" table:formula="of:=BIN2HEX([.R7];2)" office:value-type="string" office:string-value="07" calcext:value-type="string">
            <text:p>07</text:p>
          </table:table-cell>
          <table:table-cell table:style-name="ce38" table:formula="of:=BIN2HEX([.S7];2)" office:value-type="string" office:string-value="16" calcext:value-type="string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formula="of:=DEC2BIN([.V7]; 6)" office:value-type="string" office:string-value="000010" calcext:value-type="string">
            <text:p>000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l rd, rs1, rs2</text:p>
          </table:table-cell>
          <table:covered-table-cell table:number-columns-repeated="2"/>
          <table:table-cell table:style-name="ce13" office:value-type="string" calcext:value-type="string">
            <text:p>0b0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8))&quot;);&quot;0b000011&quot;)" office:value-type="string" office:string-value="0b000011" calcext:value-type="string">
            <text:p>0b000011</text:p>
          </table:table-cell>
          <table:table-cell table:style-name="ce21" table:formula="of:=[.V8]" office:value-type="float" office:value="3" calcext:value-type="float">
            <text:p>3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0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8];[.T8])" office:value-type="string" office:string-value="1087" calcext:value-type="string">
            <text:p>1087</text:p>
          </table:table-cell>
          <table:table-cell table:style-name="ce36" table:formula="of:=TEXT(CONCATENATE([.O8]; [.N8]; [.M8]; [.L8]; [.K8]; [.J8]; [.I8]; [.H8]); &quot;0000000000000000&quot;)" office:value-type="string" office:string-value="0001000010000111" calcext:value-type="string">
            <text:p>0001000010000111</text:p>
          </table:table-cell>
          <table:table-cell table:style-name="ce36" table:formula="of:=RIGHT([.Q8];8)" office:value-type="string" office:string-value="10000111" calcext:value-type="string">
            <text:p>10000111</text:p>
          </table:table-cell>
          <table:table-cell table:style-name="ce36" table:formula="of:=LEFT([.Q8];8)" office:value-type="string" office:string-value="00010000" calcext:value-type="string">
            <text:p>00010000</text:p>
          </table:table-cell>
          <table:table-cell table:style-name="ce36" table:formula="of:=BIN2HEX([.R8];2)" office:value-type="string" office:string-value="87" calcext:value-type="string">
            <text:p>87</text:p>
          </table:table-cell>
          <table:table-cell table:style-name="ce38" table:formula="of:=BIN2HEX([.S8];2)" office:value-type="string" office:string-value="10" calcext:value-type="string">
            <text:p>10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DEC2BIN([.V8]; 6)" office:value-type="string" office:string-value="000011" calcext:value-type="string">
            <text:p>000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ulh rd, rs1, rs2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9))&quot;);&quot;0b000100&quot;)" office:value-type="string" office:string-value="0b000100" calcext:value-type="string">
            <text:p>0b000100</text:p>
          </table:table-cell>
          <table:table-cell table:style-name="ce21" table:formula="of:=[.V9]" office:value-type="float" office:value="4" calcext:value-type="float">
            <text:p>4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0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9];[.T9])" office:value-type="string" office:string-value="1487" calcext:value-type="string">
            <text:p>1487</text:p>
          </table:table-cell>
          <table:table-cell table:style-name="ce36" table:formula="of:=TEXT(CONCATENATE([.O9]; [.N9]; [.M9]; [.L9]; [.K9]; [.J9]; [.I9]; [.H9]); &quot;0000000000000000&quot;)" office:value-type="string" office:string-value="0001010010000111" calcext:value-type="string">
            <text:p>0001010010000111</text:p>
          </table:table-cell>
          <table:table-cell table:style-name="ce36" table:formula="of:=RIGHT([.Q9];8)" office:value-type="string" office:string-value="10000111" calcext:value-type="string">
            <text:p>10000111</text:p>
          </table:table-cell>
          <table:table-cell table:style-name="ce36" table:formula="of:=LEFT([.Q9];8)" office:value-type="string" office:string-value="00010100" calcext:value-type="string">
            <text:p>00010100</text:p>
          </table:table-cell>
          <table:table-cell table:style-name="ce36" table:formula="of:=BIN2HEX([.R9];2)" office:value-type="string" office:string-value="87" calcext:value-type="string">
            <text:p>87</text:p>
          </table:table-cell>
          <table:table-cell table:style-name="ce38" table:formula="of:=BIN2HEX([.S9];2)" office:value-type="string" office:string-value="14" calcext:value-type="string">
            <text:p>1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DEC2BIN([.V9]; 6)" office:value-type="string" office:string-value="000100" calcext:value-type="string">
            <text:p>000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ulhu rd, rs1, rs2</text:p>
          </table:table-cell>
          <table:covered-table-cell table:number-columns-repeated="2"/>
          <table:table-cell table:style-name="ce13" office:value-type="string" calcext:value-type="string">
            <text:p>0b011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10))&quot;);&quot;0b000101&quot;)" office:value-type="string" office:string-value="0b000101" calcext:value-type="string">
            <text:p>0b000101</text:p>
          </table:table-cell>
          <table:table-cell table:style-name="ce21" table:formula="of:=[.V10]" office:value-type="float" office:value="5" calcext:value-type="float">
            <text:p>5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0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0];[.T10])" office:value-type="string" office:string-value="1587" calcext:value-type="string">
            <text:p>1587</text:p>
          </table:table-cell>
          <table:table-cell table:style-name="ce36" table:formula="of:=TEXT(CONCATENATE([.O10]; [.N10]; [.M10]; [.L10]; [.K10]; [.J10]; [.I10]; [.H10]); &quot;0000000000000000&quot;)" office:value-type="string" office:string-value="0001010110000111" calcext:value-type="string">
            <text:p>0001010110000111</text:p>
          </table:table-cell>
          <table:table-cell table:style-name="ce36" table:formula="of:=RIGHT([.Q10];8)" office:value-type="string" office:string-value="10000111" calcext:value-type="string">
            <text:p>10000111</text:p>
          </table:table-cell>
          <table:table-cell table:style-name="ce36" table:formula="of:=LEFT([.Q10];8)" office:value-type="string" office:string-value="00010101" calcext:value-type="string">
            <text:p>00010101</text:p>
          </table:table-cell>
          <table:table-cell table:style-name="ce36" table:formula="of:=BIN2HEX([.R10];2)" office:value-type="string" office:string-value="87" calcext:value-type="string">
            <text:p>87</text:p>
          </table:table-cell>
          <table:table-cell table:style-name="ce38" table:formula="of:=BIN2HEX([.S10];2)" office:value-type="string" office:string-value="15" calcext:value-type="string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DEC2BIN([.V10]; 6)" office:value-type="string" office:string-value="000101" calcext:value-type="string">
            <text:p>000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t rd, rs1, rs2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1))&quot;);&quot;0b000110&quot;)" office:value-type="string" office:string-value="0b000110" calcext:value-type="string">
            <text:p>0b000110</text:p>
          </table:table-cell>
          <table:table-cell table:style-name="ce21" table:formula="of:=[.V11]" office:value-type="float" office:value="6" calcext:value-type="float">
            <text:p>6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0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1];[.T11])" office:value-type="string" office:string-value="1107" calcext:value-type="string">
            <text:p>1107</text:p>
          </table:table-cell>
          <table:table-cell table:style-name="ce36" table:formula="of:=TEXT(CONCATENATE([.O11]; [.N11]; [.M11]; [.L11]; [.K11]; [.J11]; [.I11]; [.H11]); &quot;0000000000000000&quot;)" office:value-type="string" office:string-value="0001000100000111" calcext:value-type="string">
            <text:p>0001000100000111</text:p>
          </table:table-cell>
          <table:table-cell table:style-name="ce36" table:formula="of:=RIGHT([.Q11];8)" office:value-type="string" office:string-value="00000111" calcext:value-type="string">
            <text:p>00000111</text:p>
          </table:table-cell>
          <table:table-cell table:style-name="ce36" table:formula="of:=LEFT([.Q11];8)" office:value-type="string" office:string-value="00010001" calcext:value-type="string">
            <text:p>00010001</text:p>
          </table:table-cell>
          <table:table-cell table:style-name="ce36" table:formula="of:=BIN2HEX([.R11];2)" office:value-type="string" office:string-value="07" calcext:value-type="string">
            <text:p>07</text:p>
          </table:table-cell>
          <table:table-cell table:style-name="ce38" table:formula="of:=BIN2HEX([.S11];2)" office:value-type="string" office:string-value="11" calcext:value-type="string">
            <text:p>11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DEC2BIN([.V11]; 6)" office:value-type="string" office:string-value="000110" calcext:value-type="string">
            <text:p>000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xor rd, rs1, rs2</text:p>
          </table:table-cell>
          <table:covered-table-cell table:number-columns-repeated="2"/>
          <table:table-cell table:style-name="ce13" office:value-type="string" calcext:value-type="string">
            <text:p>0b10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2))&quot;);&quot;0b000111&quot;)" office:value-type="string" office:string-value="0b000111" calcext:value-type="string">
            <text:p>0b000111</text:p>
          </table:table-cell>
          <table:table-cell table:style-name="ce21" table:formula="of:=[.V12]" office:value-type="float" office:value="7" calcext:value-type="float">
            <text:p>7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2];[.T12])" office:value-type="string" office:string-value="1207" calcext:value-type="string">
            <text:p>1207</text:p>
          </table:table-cell>
          <table:table-cell table:style-name="ce36" table:formula="of:=TEXT(CONCATENATE([.O12]; [.N12]; [.M12]; [.L12]; [.K12]; [.J12]; [.I12]; [.H12]); &quot;0000000000000000&quot;)" office:value-type="string" office:string-value="0001001000000111" calcext:value-type="string">
            <text:p>0001001000000111</text:p>
          </table:table-cell>
          <table:table-cell table:style-name="ce36" table:formula="of:=RIGHT([.Q12];8)" office:value-type="string" office:string-value="00000111" calcext:value-type="string">
            <text:p>00000111</text:p>
          </table:table-cell>
          <table:table-cell table:style-name="ce36" table:formula="of:=LEFT([.Q12];8)" office:value-type="string" office:string-value="00010010" calcext:value-type="string">
            <text:p>00010010</text:p>
          </table:table-cell>
          <table:table-cell table:style-name="ce36" table:formula="of:=BIN2HEX([.R12];2)" office:value-type="string" office:string-value="07" calcext:value-type="string">
            <text:p>07</text:p>
          </table:table-cell>
          <table:table-cell table:style-name="ce38" table:formula="of:=BIN2HEX([.S12];2)" office:value-type="string" office:string-value="12" calcext:value-type="string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formula="of:=DEC2BIN([.V12]; 6)" office:value-type="string" office:string-value="000111" calcext:value-type="string">
            <text:p>000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l rd, rs1, rs2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3))&quot;);&quot;0b001000&quot;)" office:value-type="string" office:string-value="0b001000" calcext:value-type="string">
            <text:p>0b001000</text:p>
          </table:table-cell>
          <table:table-cell table:style-name="ce21" table:formula="of:=[.V13]" office:value-type="float" office:value="8" calcext:value-type="float">
            <text:p>8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3];[.T13])" office:value-type="string" office:string-value="1287" calcext:value-type="string">
            <text:p>1287</text:p>
          </table:table-cell>
          <table:table-cell table:style-name="ce36" table:formula="of:=TEXT(CONCATENATE([.O13]; [.N13]; [.M13]; [.L13]; [.K13]; [.J13]; [.I13]; [.H13]); &quot;0000000000000000&quot;)" office:value-type="string" office:string-value="0001001010000111" calcext:value-type="string">
            <text:p>0001001010000111</text:p>
          </table:table-cell>
          <table:table-cell table:style-name="ce36" table:formula="of:=RIGHT([.Q13];8)" office:value-type="string" office:string-value="10000111" calcext:value-type="string">
            <text:p>10000111</text:p>
          </table:table-cell>
          <table:table-cell table:style-name="ce36" table:formula="of:=LEFT([.Q13];8)" office:value-type="string" office:string-value="00010010" calcext:value-type="string">
            <text:p>00010010</text:p>
          </table:table-cell>
          <table:table-cell table:style-name="ce36" table:formula="of:=BIN2HEX([.R13];2)" office:value-type="string" office:string-value="87" calcext:value-type="string">
            <text:p>87</text:p>
          </table:table-cell>
          <table:table-cell table:style-name="ce38" table:formula="of:=BIN2HEX([.S13];2)" office:value-type="string" office:string-value="12" calcext:value-type="string">
            <text:p>12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DEC2BIN([.V13]; 6)" office:value-type="string" office:string-value="001000" calcext:value-type="string">
            <text:p>001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a rd, rs1, rs2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14))&quot;);&quot;0b001001&quot;)" office:value-type="string" office:string-value="0b001001" calcext:value-type="string">
            <text:p>0b001001</text:p>
          </table:table-cell>
          <table:table-cell table:style-name="ce21" table:formula="of:=[.V14]" office:value-type="float" office:value="9" calcext:value-type="float">
            <text:p>9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1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4];[.T14])" office:value-type="string" office:string-value="1687" calcext:value-type="string">
            <text:p>1687</text:p>
          </table:table-cell>
          <table:table-cell table:style-name="ce36" table:formula="of:=TEXT(CONCATENATE([.O14]; [.N14]; [.M14]; [.L14]; [.K14]; [.J14]; [.I14]; [.H14]); &quot;0000000000000000&quot;)" office:value-type="string" office:string-value="0001011010000111" calcext:value-type="string">
            <text:p>0001011010000111</text:p>
          </table:table-cell>
          <table:table-cell table:style-name="ce36" table:formula="of:=RIGHT([.Q14];8)" office:value-type="string" office:string-value="10000111" calcext:value-type="string">
            <text:p>10000111</text:p>
          </table:table-cell>
          <table:table-cell table:style-name="ce36" table:formula="of:=LEFT([.Q14];8)" office:value-type="string" office:string-value="00010110" calcext:value-type="string">
            <text:p>00010110</text:p>
          </table:table-cell>
          <table:table-cell table:style-name="ce36" table:formula="of:=BIN2HEX([.R14];2)" office:value-type="string" office:string-value="87" calcext:value-type="string">
            <text:p>87</text:p>
          </table:table-cell>
          <table:table-cell table:style-name="ce38" table:formula="of:=BIN2HEX([.S14];2)" office:value-type="string" office:string-value="16" calcext:value-type="string">
            <text:p>16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formula="of:=DEC2BIN([.V14]; 6)" office:value-type="string" office:string-value="001001" calcext:value-type="string">
            <text:p>001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r rd, rs1, rs2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5))&quot;);&quot;0b001010&quot;)" office:value-type="string" office:string-value="0b001010" calcext:value-type="string">
            <text:p>0b001010</text:p>
          </table:table-cell>
          <table:table-cell table:style-name="ce21" table:formula="of:=[.V15]" office:value-type="float" office:value="10" calcext:value-type="float">
            <text:p>1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5];[.T15])" office:value-type="string" office:string-value="1307" calcext:value-type="string">
            <text:p>1307</text:p>
          </table:table-cell>
          <table:table-cell table:style-name="ce36" table:formula="of:=TEXT(CONCATENATE([.O15]; [.N15]; [.M15]; [.L15]; [.K15]; [.J15]; [.I15]; [.H15]); &quot;0000000000000000&quot;)" office:value-type="string" office:string-value="0001001100000111" calcext:value-type="string">
            <text:p>0001001100000111</text:p>
          </table:table-cell>
          <table:table-cell table:style-name="ce36" table:formula="of:=RIGHT([.Q15];8)" office:value-type="string" office:string-value="00000111" calcext:value-type="string">
            <text:p>00000111</text:p>
          </table:table-cell>
          <table:table-cell table:style-name="ce36" table:formula="of:=LEFT([.Q15];8)" office:value-type="string" office:string-value="00010011" calcext:value-type="string">
            <text:p>00010011</text:p>
          </table:table-cell>
          <table:table-cell table:style-name="ce36" table:formula="of:=BIN2HEX([.R15];2)" office:value-type="string" office:string-value="07" calcext:value-type="string">
            <text:p>07</text:p>
          </table:table-cell>
          <table:table-cell table:style-name="ce38" table:formula="of:=BIN2HEX([.S15];2)" office:value-type="string" office:string-value="13" calcext:value-type="string">
            <text:p>13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formula="of:=DEC2BIN([.V15]; 6)" office:value-type="string" office:string-value="001010" calcext:value-type="string">
            <text:p>001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nd rd, rs1, rs2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6))&quot;);&quot;0b001011&quot;)" office:value-type="string" office:string-value="0b001011" calcext:value-type="string">
            <text:p>0b001011</text:p>
          </table:table-cell>
          <table:table-cell table:style-name="ce21" table:formula="of:=[.V16]" office:value-type="float" office:value="11" calcext:value-type="float">
            <text:p>11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3" table:style-name="ce61" office:value-type="string" calcext:value-type="string">
            <text:p>0</text:p>
          </table:table-cell>
          <table:table-cell table:style-name="ce61" office:value-type="string" calcext:value-type="string">
            <text:p>01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16];[.T16])" office:value-type="string" office:string-value="1387" calcext:value-type="string">
            <text:p>1387</text:p>
          </table:table-cell>
          <table:table-cell table:style-name="ce36" table:formula="of:=TEXT(CONCATENATE([.O16]; [.N16]; [.M16]; [.L16]; [.K16]; [.J16]; [.I16]; [.H16]); &quot;0000000000000000&quot;)" office:value-type="string" office:string-value="0001001110000111" calcext:value-type="string">
            <text:p>0001001110000111</text:p>
          </table:table-cell>
          <table:table-cell table:style-name="ce36" table:formula="of:=RIGHT([.Q16];8)" office:value-type="string" office:string-value="10000111" calcext:value-type="string">
            <text:p>10000111</text:p>
          </table:table-cell>
          <table:table-cell table:style-name="ce36" table:formula="of:=LEFT([.Q16];8)" office:value-type="string" office:string-value="00010011" calcext:value-type="string">
            <text:p>00010011</text:p>
          </table:table-cell>
          <table:table-cell table:style-name="ce36" table:formula="of:=BIN2HEX([.R16];2)" office:value-type="string" office:string-value="87" calcext:value-type="string">
            <text:p>87</text:p>
          </table:table-cell>
          <table:table-cell table:style-name="ce38" table:formula="of:=BIN2HEX([.S16];2)" office:value-type="string" office:string-value="13" calcext:value-type="string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formula="of:=DEC2BIN([.V16]; 6)" office:value-type="string" office:string-value="001011" calcext:value-type="string">
            <text:p>001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b rd, offset(rs1)</text:p>
          </table:table-cell>
          <table:table-cell table:style-name="ce42" office:value-type="string" calcext:value-type="string" table:number-columns-spanned="1" table:number-rows-spanned="11">
            <text:p>I</text:p>
          </table:table-cell>
          <table:table-cell table:style-name="ce44" office:value-type="string" calcext:value-type="string" table:number-columns-spanned="1" table:number-rows-spanned="3">
            <text:p>0b00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17))&quot;);&quot;0b001100&quot;)" office:value-type="string" office:string-value="0b001100" calcext:value-type="string">
            <text:p>0b001100</text:p>
          </table:table-cell>
          <table:table-cell table:style-name="ce21" table:formula="of:=[.V17]" office:value-type="float" office:value="12" calcext:value-type="float">
            <text:p>1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</text:p>
          </table:table-cell>
          <table:table-cell table:style-name="ce32" table:formula="of:=CONCATENATE([.U17];[.T17])" office:value-type="string" office:string-value="0041" calcext:value-type="string">
            <text:p>0041</text:p>
          </table:table-cell>
          <table:table-cell table:style-name="ce36" table:formula="of:=TEXT(CONCATENATE([.O17]; [.N17]; [.M17]; [.L17]; [.K17]; [.J17]; [.I17]; [.H17]); &quot;0000000000000000&quot;)" office:value-type="string" office:string-value="0000000001000001" calcext:value-type="string">
            <text:p>0000000001000001</text:p>
          </table:table-cell>
          <table:table-cell table:style-name="ce36" table:formula="of:=RIGHT([.Q17];8)" office:value-type="string" office:string-value="01000001" calcext:value-type="string">
            <text:p>01000001</text:p>
          </table:table-cell>
          <table:table-cell table:style-name="ce36" table:formula="of:=LEFT([.Q17];8)" office:value-type="string" office:string-value="00000000" calcext:value-type="string">
            <text:p>00000000</text:p>
          </table:table-cell>
          <table:table-cell table:style-name="ce36" table:formula="of:=BIN2HEX([.R17];2)" office:value-type="string" office:string-value="41" calcext:value-type="string">
            <text:p>41</text:p>
          </table:table-cell>
          <table:table-cell table:style-name="ce38" table:formula="of:=BIN2HEX([.S17];2)" office:value-type="string" office:string-value="00" calcext:value-type="string">
            <text:p>00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formula="of:=DEC2BIN([.V17]; 6)" office:value-type="string" office:string-value="001100" calcext:value-type="string">
            <text:p>001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h rd, offset(rs1)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18))&quot;);&quot;0b001101&quot;)" office:value-type="string" office:string-value="0b001101" calcext:value-type="string">
            <text:p>0b001101</text:p>
          </table:table-cell>
          <table:table-cell table:style-name="ce21" table:formula="of:=[.V18]" office:value-type="float" office:value="13" calcext:value-type="float">
            <text:p>13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</text:p>
          </table:table-cell>
          <table:table-cell table:style-name="ce32" table:formula="of:=CONCATENATE([.U18];[.T18])" office:value-type="string" office:string-value="0041" calcext:value-type="string">
            <text:p>0041</text:p>
          </table:table-cell>
          <table:table-cell table:style-name="ce36" table:formula="of:=TEXT(CONCATENATE([.O18]; [.N18]; [.M18]; [.L18]; [.K18]; [.J18]; [.I18]; [.H18]); &quot;0000000000000000&quot;)" office:value-type="string" office:string-value="0000000001000001" calcext:value-type="string">
            <text:p>0000000001000001</text:p>
          </table:table-cell>
          <table:table-cell table:style-name="ce36" table:formula="of:=RIGHT([.Q18];8)" office:value-type="string" office:string-value="01000001" calcext:value-type="string">
            <text:p>01000001</text:p>
          </table:table-cell>
          <table:table-cell table:style-name="ce36" table:formula="of:=LEFT([.Q18];8)" office:value-type="string" office:string-value="00000000" calcext:value-type="string">
            <text:p>00000000</text:p>
          </table:table-cell>
          <table:table-cell table:style-name="ce36" table:formula="of:=BIN2HEX([.R18];2)" office:value-type="string" office:string-value="41" calcext:value-type="string">
            <text:p>41</text:p>
          </table:table-cell>
          <table:table-cell table:style-name="ce38" table:formula="of:=BIN2HEX([.S18];2)" office:value-type="string" office:string-value="00" calcext:value-type="string">
            <text:p>00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DEC2BIN([.V18]; 6)" office:value-type="string" office:string-value="001101" calcext:value-type="string">
            <text:p>001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w rd, offset(rs1)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19))&quot;);&quot;0b001110&quot;)" office:value-type="string" office:string-value="0b001110" calcext:value-type="string">
            <text:p>0b001110</text:p>
          </table:table-cell>
          <table:table-cell table:style-name="ce21" table:formula="of:=[.V19]" office:value-type="float" office:value="14" calcext:value-type="float">
            <text:p>14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</text:p>
          </table:table-cell>
          <table:table-cell table:style-name="ce32" table:formula="of:=CONCATENATE([.U19];[.T19])" office:value-type="string" office:string-value="0041" calcext:value-type="string">
            <text:p>0041</text:p>
          </table:table-cell>
          <table:table-cell table:style-name="ce36" table:formula="of:=TEXT(CONCATENATE([.O19]; [.N19]; [.M19]; [.L19]; [.K19]; [.J19]; [.I19]; [.H19]); &quot;0000000000000000&quot;)" office:value-type="string" office:string-value="0000000001000001" calcext:value-type="string">
            <text:p>0000000001000001</text:p>
          </table:table-cell>
          <table:table-cell table:style-name="ce36" table:formula="of:=RIGHT([.Q19];8)" office:value-type="string" office:string-value="01000001" calcext:value-type="string">
            <text:p>01000001</text:p>
          </table:table-cell>
          <table:table-cell table:style-name="ce36" table:formula="of:=LEFT([.Q19];8)" office:value-type="string" office:string-value="00000000" calcext:value-type="string">
            <text:p>00000000</text:p>
          </table:table-cell>
          <table:table-cell table:style-name="ce36" table:formula="of:=BIN2HEX([.R19];2)" office:value-type="string" office:string-value="41" calcext:value-type="string">
            <text:p>41</text:p>
          </table:table-cell>
          <table:table-cell table:style-name="ce38" table:formula="of:=BIN2HEX([.S19];2)" office:value-type="string" office:string-value="00" calcext:value-type="string">
            <text:p>00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DEC2BIN([.V19]; 6)" office:value-type="string" office:string-value="001110" calcext:value-type="string">
            <text:p>001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ddi rd, rs1, imm</text:p>
          </table:table-cell>
          <table:covered-table-cell/>
          <table:table-cell table:style-name="ce44" office:value-type="string" calcext:value-type="string" table:number-columns-spanned="1" table:number-rows-spanned="8">
            <text:p>0b001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20))&quot;);&quot;0b001111&quot;)" office:value-type="string" office:string-value="0b001111" calcext:value-type="string">
            <text:p>0b001111</text:p>
          </table:table-cell>
          <table:table-cell table:style-name="ce22" table:formula="of:=[.V20]" office:value-type="float" office:value="15" calcext:value-type="float">
            <text:p>15</text:p>
          </table:table-cell>
          <table:table-cell table:style-name="ce28" office:value-type="string" calcext:value-type="string">
            <text:p>1</text:p>
          </table:table-cell>
          <table:table-cell table:style-name="ce61" office:value-type="string" calcext:value-type="string">
            <office:annotation draw:style-name="gr3" draw:text-style-name="P2" svg:width="9.899cm" svg:height="1.386cm" svg:x="19.054cm" svg:y="9.853cm" draw:caption-point-x="-0.406cm" draw:caption-point-y="-0.593cm">
              <dc:date>2023-08-28T00:00:00</dc:date>
              <text:p text:style-name="P1"><text:span text:style-name="T1">This value is provided as an example. Based on your design for the immediate generator, you may need to modify this value to generate the correct immediate value</text:span></text:p>
            </office:annotation>
            <text:p>000</text:p>
          </table:table-cell>
          <table:table-cell table:style-name="ce61" office:value-type="string" calcext:value-type="string">
            <office:annotation draw:style-name="gr3" draw:text-style-name="P2" svg:width="9.899cm" svg:height="1.386cm" svg:x="21.529cm" svg:y="9.853cm" draw:caption-point-x="-0.406cm" draw:caption-point-y="-0.593cm">
              <dc:date>2023-08-28T00:00:00</dc:date>
              <text:p text:style-name="P1"><text:span text:style-name="T1">This value actually doesn't matter because the addi instruction never uses the branch comparator. However, you must fill out every cell so the control bits line up properly</text:span></text:p>
            </office:annotation>
            <text:p>0</text:p>
          </table:table-cell>
          <table:table-cell table:style-name="ce61" office:value-type="string" calcext:value-type="string">
            <office:annotation draw:style-name="gr3" draw:text-style-name="P2" svg:width="9.899cm" svg:height="1.386cm" svg:x="24.005cm" svg:y="9.853cm" draw:caption-point-x="-0.407cm" draw:caption-point-y="-0.593cm">
              <dc:date>2023-08-28T00:00:00</dc:date>
              <text:p text:style-name="P1"><text:span text:style-name="T1">This value is provided as an example. Based on your design for the A MUX, you may need to modify this value to generate the correct immediate value</text:span></text:p>
            </office:annotation>
            <text:p>0</text:p>
          </table:table-cell>
          <table:table-cell table:style-name="ce61" office:value-type="string" calcext:value-type="string">
            <office:annotation draw:style-name="gr3" draw:text-style-name="P2" svg:width="9.899cm" svg:height="1.386cm" svg:x="26.479cm" svg:y="9.853cm" draw:caption-point-x="-0.406cm" draw:caption-point-y="-0.593cm">
              <dc:date>2023-08-28T00:00:00</dc:date>
              <text:p text:style-name="P1"><text:span text:style-name="T1">This value is provided as an example. Based on your design for the B MUX, you may need to modify this value to generate the correct immediate value</text:span></text:p>
            </office:annotation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office:annotation draw:style-name="gr4" draw:text-style-name="P2" svg:width="2.474cm" svg:height="6.126cm" svg:x="33.904cm" svg:y="7.483cm" draw:caption-point-x="-0.407cm" draw:caption-point-y="1.777cm">
              <dc:date>2023-08-28T00:00:00</dc:date>
              <text:p text:style-name="P1"><text:span text:style-name="T1">This value is provided as an example. Based on your design for the Writeback MUX, you may need to modify this value to generate the correct immediate value</text:span></text:p>
            </office:annotation>
            <text:p>01</text:p>
          </table:table-cell>
          <table:table-cell table:style-name="ce32" table:formula="of:=CONCATENATE([.U20];[.T20])" office:value-type="string" office:string-value="1041" calcext:value-type="string">
            <text:p>1041</text:p>
          </table:table-cell>
          <table:table-cell table:style-name="ce36" table:formula="of:=TEXT(CONCATENATE([.O20]; [.N20]; [.M20]; [.L20]; [.K20]; [.J20]; [.I20]; [.H20]); &quot;0000000000000000&quot;)" office:value-type="string" office:string-value="0001000001000001" calcext:value-type="string">
            <text:p>0001000001000001</text:p>
          </table:table-cell>
          <table:table-cell table:style-name="ce36" table:formula="of:=RIGHT([.Q20];8)" office:value-type="string" office:string-value="01000001" calcext:value-type="string">
            <text:p>01000001</text:p>
          </table:table-cell>
          <table:table-cell table:style-name="ce36" table:formula="of:=LEFT([.Q20];8)" office:value-type="string" office:string-value="00010000" calcext:value-type="string">
            <text:p>00010000</text:p>
          </table:table-cell>
          <table:table-cell table:style-name="ce36" table:formula="of:=BIN2HEX([.R20];2)" office:value-type="string" office:string-value="41" calcext:value-type="string">
            <text:p>41</text:p>
          </table:table-cell>
          <table:table-cell table:style-name="ce38" table:formula="of:=BIN2HEX([.S20];2)" office:value-type="string" office:string-value="10" calcext:value-type="string">
            <text:p>10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formula="of:=DEC2BIN([.V20]; 6)" office:value-type="string" office:string-value="001111" calcext:value-type="string">
            <text:p>001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li rd, rs1, imm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21))&quot;);&quot;0b010000&quot;)" office:value-type="string" office:string-value="0b010000" calcext:value-type="string">
            <text:p>0b010000</text:p>
          </table:table-cell>
          <table:table-cell table:style-name="ce21" table:formula="of:=[.V21]" office:value-type="float" office:value="16" calcext:value-type="float">
            <text:p>16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1];[.T21])" office:value-type="string" office:string-value="10C1" calcext:value-type="string">
            <text:p>10C1</text:p>
          </table:table-cell>
          <table:table-cell table:style-name="ce36" table:formula="of:=TEXT(CONCATENATE([.O21]; [.N21]; [.M21]; [.L21]; [.K21]; [.J21]; [.I21]; [.H21]); &quot;0000000000000000&quot;)" office:value-type="string" office:string-value="0001000011000001" calcext:value-type="string">
            <text:p>0001000011000001</text:p>
          </table:table-cell>
          <table:table-cell table:style-name="ce36" table:formula="of:=RIGHT([.Q21];8)" office:value-type="string" office:string-value="11000001" calcext:value-type="string">
            <text:p>11000001</text:p>
          </table:table-cell>
          <table:table-cell table:style-name="ce36" table:formula="of:=LEFT([.Q21];8)" office:value-type="string" office:string-value="00010000" calcext:value-type="string">
            <text:p>00010000</text:p>
          </table:table-cell>
          <table:table-cell table:style-name="ce36" table:formula="of:=BIN2HEX([.R21];2)" office:value-type="string" office:string-value="C1" calcext:value-type="string">
            <text:p>C1</text:p>
          </table:table-cell>
          <table:table-cell table:style-name="ce38" table:formula="of:=BIN2HEX([.S21];2)" office:value-type="string" office:string-value="10" calcext:value-type="string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35" table:formula="of:=DEC2BIN([.V21]; 6)" office:value-type="string" office:string-value="010000" calcext:value-type="string">
            <text:p>010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lti rd, rs1, imm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22))&quot;);&quot;0b010001&quot;)" office:value-type="string" office:string-value="0b010001" calcext:value-type="string">
            <text:p>0b010001</text:p>
          </table:table-cell>
          <table:table-cell table:style-name="ce21" table:formula="of:=[.V22]" office:value-type="float" office:value="17" calcext:value-type="float">
            <text:p>17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2];[.T22])" office:value-type="string" office:string-value="1141" calcext:value-type="string">
            <text:p>1141</text:p>
          </table:table-cell>
          <table:table-cell table:style-name="ce36" table:formula="of:=TEXT(CONCATENATE([.O22]; [.N22]; [.M22]; [.L22]; [.K22]; [.J22]; [.I22]; [.H22]); &quot;0000000000000000&quot;)" office:value-type="string" office:string-value="0001000101000001" calcext:value-type="string">
            <text:p>0001000101000001</text:p>
          </table:table-cell>
          <table:table-cell table:style-name="ce36" table:formula="of:=RIGHT([.Q22];8)" office:value-type="string" office:string-value="01000001" calcext:value-type="string">
            <text:p>01000001</text:p>
          </table:table-cell>
          <table:table-cell table:style-name="ce36" table:formula="of:=LEFT([.Q22];8)" office:value-type="string" office:string-value="00010001" calcext:value-type="string">
            <text:p>00010001</text:p>
          </table:table-cell>
          <table:table-cell table:style-name="ce36" table:formula="of:=BIN2HEX([.R22];2)" office:value-type="string" office:string-value="41" calcext:value-type="string">
            <text:p>41</text:p>
          </table:table-cell>
          <table:table-cell table:style-name="ce38" table:formula="of:=BIN2HEX([.S22];2)" office:value-type="string" office:string-value="11" calcext:value-type="string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formula="of:=DEC2BIN([.V22]; 6)" office:value-type="string" office:string-value="010001" calcext:value-type="string">
            <text:p>010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xori rd, rs1, imm</text:p>
          </table:table-cell>
          <table:covered-table-cell table:number-columns-repeated="2"/>
          <table:table-cell table:style-name="ce14" office:value-type="string" calcext:value-type="string">
            <text:p>0b100</text:p>
          </table:table-cell>
          <table:table-cell table:style-name="ce20"/>
          <table:table-cell table:style-name="ce13" table:formula="of:=IFERROR(__xludf.dummyfunction(&quot;CONCATENATE(&quot;&quot;0b&quot;&quot;, TO_TEXT(W23))&quot;);&quot;0b010010&quot;)" office:value-type="string" office:string-value="0b010010" calcext:value-type="string">
            <text:p>0b010010</text:p>
          </table:table-cell>
          <table:table-cell table:style-name="ce21" table:formula="of:=[.V23]" office:value-type="float" office:value="18" calcext:value-type="float">
            <text:p>18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3];[.T23])" office:value-type="string" office:string-value="1241" calcext:value-type="string">
            <text:p>1241</text:p>
          </table:table-cell>
          <table:table-cell table:style-name="ce36" table:formula="of:=TEXT(CONCATENATE([.O23]; [.N23]; [.M23]; [.L23]; [.K23]; [.J23]; [.I23]; [.H23]); &quot;0000000000000000&quot;)" office:value-type="string" office:string-value="0001001001000001" calcext:value-type="string">
            <text:p>0001001001000001</text:p>
          </table:table-cell>
          <table:table-cell table:style-name="ce36" table:formula="of:=RIGHT([.Q23];8)" office:value-type="string" office:string-value="01000001" calcext:value-type="string">
            <text:p>01000001</text:p>
          </table:table-cell>
          <table:table-cell table:style-name="ce36" table:formula="of:=LEFT([.Q23];8)" office:value-type="string" office:string-value="00010010" calcext:value-type="string">
            <text:p>00010010</text:p>
          </table:table-cell>
          <table:table-cell table:style-name="ce36" table:formula="of:=BIN2HEX([.R23];2)" office:value-type="string" office:string-value="41" calcext:value-type="string">
            <text:p>41</text:p>
          </table:table-cell>
          <table:table-cell table:style-name="ce38" table:formula="of:=BIN2HEX([.S23];2)" office:value-type="string" office:string-value="12" calcext:value-type="string">
            <text:p>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formula="of:=DEC2BIN([.V23]; 6)" office:value-type="string" office:string-value="010010" calcext:value-type="string">
            <text:p>010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li rd, rs1, imm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24))&quot;);&quot;0b010011&quot;)" office:value-type="string" office:string-value="0b010011" calcext:value-type="string">
            <text:p>0b010011</text:p>
          </table:table-cell>
          <table:table-cell table:style-name="ce21" table:formula="of:=[.V24]" office:value-type="float" office:value="19" calcext:value-type="float">
            <text:p>19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4];[.T24])" office:value-type="string" office:string-value="12C1" calcext:value-type="string">
            <text:p>12C1</text:p>
          </table:table-cell>
          <table:table-cell table:style-name="ce36" table:formula="of:=TEXT(CONCATENATE([.O24]; [.N24]; [.M24]; [.L24]; [.K24]; [.J24]; [.I24]; [.H24]); &quot;0000000000000000&quot;)" office:value-type="string" office:string-value="0001001011000001" calcext:value-type="string">
            <text:p>0001001011000001</text:p>
          </table:table-cell>
          <table:table-cell table:style-name="ce36" table:formula="of:=RIGHT([.Q24];8)" office:value-type="string" office:string-value="11000001" calcext:value-type="string">
            <text:p>11000001</text:p>
          </table:table-cell>
          <table:table-cell table:style-name="ce36" table:formula="of:=LEFT([.Q24];8)" office:value-type="string" office:string-value="00010010" calcext:value-type="string">
            <text:p>00010010</text:p>
          </table:table-cell>
          <table:table-cell table:style-name="ce36" table:formula="of:=BIN2HEX([.R24];2)" office:value-type="string" office:string-value="C1" calcext:value-type="string">
            <text:p>C1</text:p>
          </table:table-cell>
          <table:table-cell table:style-name="ce38" table:formula="of:=BIN2HEX([.S24];2)" office:value-type="string" office:string-value="12" calcext:value-type="string">
            <text:p>12</text:p>
          </table:table-cell>
          <table:table-cell table:style-name="ce35" office:value-type="float" office:value="19" calcext:value-type="float">
            <text:p>19</text:p>
          </table:table-cell>
          <table:table-cell table:style-name="ce35" table:formula="of:=DEC2BIN([.V24]; 6)" office:value-type="string" office:string-value="010011" calcext:value-type="string">
            <text:p>010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rai rd, rs1, imm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25))&quot;);&quot;0b010100&quot;)" office:value-type="string" office:string-value="0b010100" calcext:value-type="string">
            <text:p>0b010100</text:p>
          </table:table-cell>
          <table:table-cell table:style-name="ce21" table:formula="of:=[.V25]" office:value-type="float" office:value="20" calcext:value-type="float">
            <text:p>2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0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5];[.T25])" office:value-type="string" office:string-value="16C1" calcext:value-type="string">
            <text:p>16C1</text:p>
          </table:table-cell>
          <table:table-cell table:style-name="ce36" table:formula="of:=TEXT(CONCATENATE([.O25]; [.N25]; [.M25]; [.L25]; [.K25]; [.J25]; [.I25]; [.H25]); &quot;0000000000000000&quot;)" office:value-type="string" office:string-value="0001011011000001" calcext:value-type="string">
            <text:p>0001011011000001</text:p>
          </table:table-cell>
          <table:table-cell table:style-name="ce36" table:formula="of:=RIGHT([.Q25];8)" office:value-type="string" office:string-value="11000001" calcext:value-type="string">
            <text:p>11000001</text:p>
          </table:table-cell>
          <table:table-cell table:style-name="ce36" table:formula="of:=LEFT([.Q25];8)" office:value-type="string" office:string-value="00010110" calcext:value-type="string">
            <text:p>00010110</text:p>
          </table:table-cell>
          <table:table-cell table:style-name="ce36" table:formula="of:=BIN2HEX([.R25];2)" office:value-type="string" office:string-value="C1" calcext:value-type="string">
            <text:p>C1</text:p>
          </table:table-cell>
          <table:table-cell table:style-name="ce38" table:formula="of:=BIN2HEX([.S25];2)" office:value-type="string" office:string-value="16" calcext:value-type="string">
            <text:p>16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formula="of:=DEC2BIN([.V25]; 6)" office:value-type="string" office:string-value="010100" calcext:value-type="string">
            <text:p>010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ri rd, rs1, imm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20"/>
          <table:table-cell table:style-name="ce13" table:formula="of:=IFERROR(__xludf.dummyfunction(&quot;CONCATENATE(&quot;&quot;0b&quot;&quot;, TO_TEXT(W26))&quot;);&quot;0b010101&quot;)" office:value-type="string" office:string-value="0b010101" calcext:value-type="string">
            <text:p>0b010101</text:p>
          </table:table-cell>
          <table:table-cell table:style-name="ce21" table:formula="of:=[.V26]" office:value-type="float" office:value="21" calcext:value-type="float">
            <text:p>21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6];[.T26])" office:value-type="string" office:string-value="1341" calcext:value-type="string">
            <text:p>1341</text:p>
          </table:table-cell>
          <table:table-cell table:style-name="ce36" table:formula="of:=TEXT(CONCATENATE([.O26]; [.N26]; [.M26]; [.L26]; [.K26]; [.J26]; [.I26]; [.H26]); &quot;0000000000000000&quot;)" office:value-type="string" office:string-value="0001001101000001" calcext:value-type="string">
            <text:p>0001001101000001</text:p>
          </table:table-cell>
          <table:table-cell table:style-name="ce36" table:formula="of:=RIGHT([.Q26];8)" office:value-type="string" office:string-value="01000001" calcext:value-type="string">
            <text:p>01000001</text:p>
          </table:table-cell>
          <table:table-cell table:style-name="ce36" table:formula="of:=LEFT([.Q26];8)" office:value-type="string" office:string-value="00010011" calcext:value-type="string">
            <text:p>00010011</text:p>
          </table:table-cell>
          <table:table-cell table:style-name="ce36" table:formula="of:=BIN2HEX([.R26];2)" office:value-type="string" office:string-value="41" calcext:value-type="string">
            <text:p>41</text:p>
          </table:table-cell>
          <table:table-cell table:style-name="ce38" table:formula="of:=BIN2HEX([.S26];2)" office:value-type="string" office:string-value="13" calcext:value-type="string">
            <text:p>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DEC2BIN([.V26]; 6)" office:value-type="string" office:string-value="010101" calcext:value-type="string">
            <text:p>010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ndi rd, rs1, imm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20"/>
          <table:table-cell table:style-name="ce13" table:formula="of:=IFERROR(__xludf.dummyfunction(&quot;CONCATENATE(&quot;&quot;0b&quot;&quot;, TO_TEXT(W27))&quot;);&quot;0b010110&quot;)" office:value-type="string" office:string-value="0b010110" calcext:value-type="string">
            <text:p>0b010110</text:p>
          </table:table-cell>
          <table:table-cell table:style-name="ce21" table:formula="of:=[.V27]" office:value-type="float" office:value="22" calcext:value-type="float">
            <text:p>2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27];[.T27])" office:value-type="string" office:string-value="13C1" calcext:value-type="string">
            <text:p>13C1</text:p>
          </table:table-cell>
          <table:table-cell table:style-name="ce36" table:formula="of:=TEXT(CONCATENATE([.O27]; [.N27]; [.M27]; [.L27]; [.K27]; [.J27]; [.I27]; [.H27]); &quot;0000000000000000&quot;)" office:value-type="string" office:string-value="0001001111000001" calcext:value-type="string">
            <text:p>0001001111000001</text:p>
          </table:table-cell>
          <table:table-cell table:style-name="ce36" table:formula="of:=RIGHT([.Q27];8)" office:value-type="string" office:string-value="11000001" calcext:value-type="string">
            <text:p>11000001</text:p>
          </table:table-cell>
          <table:table-cell table:style-name="ce36" table:formula="of:=LEFT([.Q27];8)" office:value-type="string" office:string-value="00010011" calcext:value-type="string">
            <text:p>00010011</text:p>
          </table:table-cell>
          <table:table-cell table:style-name="ce36" table:formula="of:=BIN2HEX([.R27];2)" office:value-type="string" office:string-value="C1" calcext:value-type="string">
            <text:p>C1</text:p>
          </table:table-cell>
          <table:table-cell table:style-name="ce38" table:formula="of:=BIN2HEX([.S27];2)" office:value-type="string" office:string-value="13" calcext:value-type="string">
            <text:p>13</text:p>
          </table:table-cell>
          <table:table-cell table:style-name="ce35" office:value-type="float" office:value="22" calcext:value-type="float">
            <text:p>22</text:p>
          </table:table-cell>
          <table:table-cell table:style-name="ce35" table:formula="of:=DEC2BIN([.V27]; 6)" office:value-type="string" office:string-value="010110" calcext:value-type="string">
            <text:p>010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b rs2, offset(rs1)</text:p>
          </table:table-cell>
          <table:table-cell table:style-name="ce42" office:value-type="string" calcext:value-type="string" table:number-columns-spanned="1" table:number-rows-spanned="3">
            <text:p>S</text:p>
          </table:table-cell>
          <table:table-cell table:style-name="ce44" office:value-type="string" calcext:value-type="string" table:number-columns-spanned="1" table:number-rows-spanned="3">
            <text:p>0b01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28))&quot;);&quot;0b010111&quot;)" office:value-type="string" office:string-value="0b010111" calcext:value-type="string">
            <text:p>0b010111</text:p>
          </table:table-cell>
          <table:table-cell table:style-name="ce21" table:formula="of:=[.V28]" office:value-type="float" office:value="23" calcext:value-type="float">
            <text:p>23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28];[.T28])" office:value-type="string" office:string-value="3842" calcext:value-type="string">
            <text:p>3842</text:p>
          </table:table-cell>
          <table:table-cell table:style-name="ce36" table:formula="of:=TEXT(CONCATENATE([.O28]; [.N28]; [.M28]; [.L28]; [.K28]; [.J28]; [.I28]; [.H28]); &quot;0000000000000000&quot;)" office:value-type="string" office:string-value="0011100001000010" calcext:value-type="string">
            <text:p>0011100001000010</text:p>
          </table:table-cell>
          <table:table-cell table:style-name="ce36" table:formula="of:=RIGHT([.Q28];8)" office:value-type="string" office:string-value="01000010" calcext:value-type="string">
            <text:p>01000010</text:p>
          </table:table-cell>
          <table:table-cell table:style-name="ce36" table:formula="of:=LEFT([.Q28];8)" office:value-type="string" office:string-value="00111000" calcext:value-type="string">
            <text:p>00111000</text:p>
          </table:table-cell>
          <table:table-cell table:style-name="ce36" table:formula="of:=BIN2HEX([.R28];2)" office:value-type="string" office:string-value="42" calcext:value-type="string">
            <text:p>42</text:p>
          </table:table-cell>
          <table:table-cell table:style-name="ce38" table:formula="of:=BIN2HEX([.S28];2)" office:value-type="string" office:string-value="38" calcext:value-type="string">
            <text:p>38</text:p>
          </table:table-cell>
          <table:table-cell table:style-name="ce35" office:value-type="float" office:value="23" calcext:value-type="float">
            <text:p>23</text:p>
          </table:table-cell>
          <table:table-cell table:style-name="ce35" table:formula="of:=DEC2BIN([.V28]; 6)" office:value-type="string" office:string-value="010111" calcext:value-type="string">
            <text:p>010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h rs2, offset(rs1)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29))&quot;);&quot;0b011000&quot;)" office:value-type="string" office:string-value="0b011000" calcext:value-type="string">
            <text:p>0b011000</text:p>
          </table:table-cell>
          <table:table-cell table:style-name="ce21" table:formula="of:=[.V29]" office:value-type="float" office:value="24" calcext:value-type="float">
            <text:p>24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29];[.T29])" office:value-type="string" office:string-value="3842" calcext:value-type="string">
            <text:p>3842</text:p>
          </table:table-cell>
          <table:table-cell table:style-name="ce36" table:formula="of:=TEXT(CONCATENATE([.O29]; [.N29]; [.M29]; [.L29]; [.K29]; [.J29]; [.I29]; [.H29]); &quot;0000000000000000&quot;)" office:value-type="string" office:string-value="0011100001000010" calcext:value-type="string">
            <text:p>0011100001000010</text:p>
          </table:table-cell>
          <table:table-cell table:style-name="ce36" table:formula="of:=RIGHT([.Q29];8)" office:value-type="string" office:string-value="01000010" calcext:value-type="string">
            <text:p>01000010</text:p>
          </table:table-cell>
          <table:table-cell table:style-name="ce36" table:formula="of:=LEFT([.Q29];8)" office:value-type="string" office:string-value="00111000" calcext:value-type="string">
            <text:p>00111000</text:p>
          </table:table-cell>
          <table:table-cell table:style-name="ce36" table:formula="of:=BIN2HEX([.R29];2)" office:value-type="string" office:string-value="42" calcext:value-type="string">
            <text:p>42</text:p>
          </table:table-cell>
          <table:table-cell table:style-name="ce38" table:formula="of:=BIN2HEX([.S29];2)" office:value-type="string" office:string-value="38" calcext:value-type="string">
            <text:p>38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DEC2BIN([.V29]; 6)" office:value-type="string" office:string-value="011000" calcext:value-type="string">
            <text:p>011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sw rs2, offset(rs1)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30))&quot;);&quot;0b011001&quot;)" office:value-type="string" office:string-value="0b011001" calcext:value-type="string">
            <text:p>0b011001</text:p>
          </table:table-cell>
          <table:table-cell table:style-name="ce21" table:formula="of:=[.V30]" office:value-type="float" office:value="25" calcext:value-type="float">
            <text:p>25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0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0];[.T30])" office:value-type="string" office:string-value="3842" calcext:value-type="string">
            <text:p>3842</text:p>
          </table:table-cell>
          <table:table-cell table:style-name="ce36" table:formula="of:=TEXT(CONCATENATE([.O30]; [.N30]; [.M30]; [.L30]; [.K30]; [.J30]; [.I30]; [.H30]); &quot;0000000000000000&quot;)" office:value-type="string" office:string-value="0011100001000010" calcext:value-type="string">
            <text:p>0011100001000010</text:p>
          </table:table-cell>
          <table:table-cell table:style-name="ce36" table:formula="of:=RIGHT([.Q30];8)" office:value-type="string" office:string-value="01000010" calcext:value-type="string">
            <text:p>01000010</text:p>
          </table:table-cell>
          <table:table-cell table:style-name="ce36" table:formula="of:=LEFT([.Q30];8)" office:value-type="string" office:string-value="00111000" calcext:value-type="string">
            <text:p>00111000</text:p>
          </table:table-cell>
          <table:table-cell table:style-name="ce36" table:formula="of:=BIN2HEX([.R30];2)" office:value-type="string" office:string-value="42" calcext:value-type="string">
            <text:p>42</text:p>
          </table:table-cell>
          <table:table-cell table:style-name="ce38" table:formula="of:=BIN2HEX([.S30];2)" office:value-type="string" office:string-value="38" calcext:value-type="string">
            <text:p>38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formula="of:=DEC2BIN([.V30]; 6)" office:value-type="string" office:string-value="011001" calcext:value-type="string">
            <text:p>011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eq rs1, rs2, offset</text:p>
          </table:table-cell>
          <table:table-cell table:style-name="ce42" office:value-type="string" calcext:value-type="string" table:number-columns-spanned="1" table:number-rows-spanned="6">
            <text:p>B</text:p>
          </table:table-cell>
          <table:table-cell table:style-name="ce44" office:value-type="string" calcext:value-type="string" table:number-columns-spanned="1" table:number-rows-spanned="6">
            <text:p>0b11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31))&quot;);&quot;0b011010&quot;)" office:value-type="string" office:string-value="0b011010" calcext:value-type="string">
            <text:p>0b011010</text:p>
          </table:table-cell>
          <table:table-cell table:style-name="ce21" table:formula="of:=[.V31]" office:value-type="float" office:value="26" calcext:value-type="float">
            <text:p>26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1];[.T31])" office:value-type="string" office:string-value="3064" calcext:value-type="string">
            <text:p>3064</text:p>
          </table:table-cell>
          <table:table-cell table:style-name="ce36" table:formula="of:=TEXT(CONCATENATE([.O31]; [.N31]; [.M31]; [.L31]; [.K31]; [.J31]; [.I31]; [.H31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1];8)" office:value-type="string" office:string-value="01100100" calcext:value-type="string">
            <text:p>01100100</text:p>
          </table:table-cell>
          <table:table-cell table:style-name="ce36" table:formula="of:=LEFT([.Q31];8)" office:value-type="string" office:string-value="00110000" calcext:value-type="string">
            <text:p>00110000</text:p>
          </table:table-cell>
          <table:table-cell table:style-name="ce36" table:formula="of:=BIN2HEX([.R31];2)" office:value-type="string" office:string-value="64" calcext:value-type="string">
            <text:p>64</text:p>
          </table:table-cell>
          <table:table-cell table:style-name="ce38" table:formula="of:=BIN2HEX([.S31];2)" office:value-type="string" office:string-value="30" calcext:value-type="string">
            <text:p>30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DEC2BIN([.V31]; 6)" office:value-type="string" office:string-value="011010" calcext:value-type="string">
            <text:p>011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ne rs1, rs2, offset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32))&quot;);&quot;0b011011&quot;)" office:value-type="string" office:string-value="0b011011" calcext:value-type="string">
            <text:p>0b011011</text:p>
          </table:table-cell>
          <table:table-cell table:style-name="ce21" table:formula="of:=[.V32]" office:value-type="float" office:value="27" calcext:value-type="float">
            <text:p>27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2];[.T32])" office:value-type="string" office:string-value="3064" calcext:value-type="string">
            <text:p>3064</text:p>
          </table:table-cell>
          <table:table-cell table:style-name="ce36" table:formula="of:=TEXT(CONCATENATE([.O32]; [.N32]; [.M32]; [.L32]; [.K32]; [.J32]; [.I32]; [.H32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2];8)" office:value-type="string" office:string-value="01100100" calcext:value-type="string">
            <text:p>01100100</text:p>
          </table:table-cell>
          <table:table-cell table:style-name="ce36" table:formula="of:=LEFT([.Q32];8)" office:value-type="string" office:string-value="00110000" calcext:value-type="string">
            <text:p>00110000</text:p>
          </table:table-cell>
          <table:table-cell table:style-name="ce36" table:formula="of:=BIN2HEX([.R32];2)" office:value-type="string" office:string-value="64" calcext:value-type="string">
            <text:p>64</text:p>
          </table:table-cell>
          <table:table-cell table:style-name="ce38" table:formula="of:=BIN2HEX([.S32];2)" office:value-type="string" office:string-value="30" calcext:value-type="string">
            <text:p>30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DEC2BIN([.V32]; 6)" office:value-type="string" office:string-value="011011" calcext:value-type="string">
            <text:p>0110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lt rs1, rs2, offset</text:p>
          </table:table-cell>
          <table:covered-table-cell table:number-columns-repeated="2"/>
          <table:table-cell table:style-name="ce14" office:value-type="string" calcext:value-type="string">
            <text:p>0b100</text:p>
          </table:table-cell>
          <table:table-cell table:style-name="ce20"/>
          <table:table-cell table:style-name="ce13" table:formula="of:=IFERROR(__xludf.dummyfunction(&quot;CONCATENATE(&quot;&quot;0b&quot;&quot;, TO_TEXT(W33))&quot;);&quot;0b011100&quot;)" office:value-type="string" office:string-value="0b011100" calcext:value-type="string">
            <text:p>0b011100</text:p>
          </table:table-cell>
          <table:table-cell table:style-name="ce21" table:formula="of:=[.V33]" office:value-type="float" office:value="28" calcext:value-type="float">
            <text:p>28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3];[.T33])" office:value-type="string" office:string-value="3064" calcext:value-type="string">
            <text:p>3064</text:p>
          </table:table-cell>
          <table:table-cell table:style-name="ce36" table:formula="of:=TEXT(CONCATENATE([.O33]; [.N33]; [.M33]; [.L33]; [.K33]; [.J33]; [.I33]; [.H33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3];8)" office:value-type="string" office:string-value="01100100" calcext:value-type="string">
            <text:p>01100100</text:p>
          </table:table-cell>
          <table:table-cell table:style-name="ce36" table:formula="of:=LEFT([.Q33];8)" office:value-type="string" office:string-value="00110000" calcext:value-type="string">
            <text:p>00110000</text:p>
          </table:table-cell>
          <table:table-cell table:style-name="ce36" table:formula="of:=BIN2HEX([.R33];2)" office:value-type="string" office:string-value="64" calcext:value-type="string">
            <text:p>64</text:p>
          </table:table-cell>
          <table:table-cell table:style-name="ce38" table:formula="of:=BIN2HEX([.S33];2)" office:value-type="string" office:string-value="30" calcext:value-type="string">
            <text:p>30</text:p>
          </table:table-cell>
          <table:table-cell table:style-name="ce35" office:value-type="float" office:value="28" calcext:value-type="float">
            <text:p>28</text:p>
          </table:table-cell>
          <table:table-cell table:style-name="ce35" table:formula="of:=DEC2BIN([.V33]; 6)" office:value-type="string" office:string-value="011100" calcext:value-type="string">
            <text:p>0111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ge rs1, rs2, offset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20"/>
          <table:table-cell table:style-name="ce13" table:formula="of:=IFERROR(__xludf.dummyfunction(&quot;CONCATENATE(&quot;&quot;0b&quot;&quot;, TO_TEXT(W34))&quot;);&quot;0b011101&quot;)" office:value-type="string" office:string-value="0b011101" calcext:value-type="string">
            <text:p>0b011101</text:p>
          </table:table-cell>
          <table:table-cell table:style-name="ce21" table:formula="of:=[.V34]" office:value-type="float" office:value="29" calcext:value-type="float">
            <text:p>29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4];[.T34])" office:value-type="string" office:string-value="3064" calcext:value-type="string">
            <text:p>3064</text:p>
          </table:table-cell>
          <table:table-cell table:style-name="ce36" table:formula="of:=TEXT(CONCATENATE([.O34]; [.N34]; [.M34]; [.L34]; [.K34]; [.J34]; [.I34]; [.H34]); &quot;0000000000000000&quot;)" office:value-type="string" office:string-value="0011000001100100" calcext:value-type="string">
            <text:p>0011000001100100</text:p>
          </table:table-cell>
          <table:table-cell table:style-name="ce36" table:formula="of:=RIGHT([.Q34];8)" office:value-type="string" office:string-value="01100100" calcext:value-type="string">
            <text:p>01100100</text:p>
          </table:table-cell>
          <table:table-cell table:style-name="ce36" table:formula="of:=LEFT([.Q34];8)" office:value-type="string" office:string-value="00110000" calcext:value-type="string">
            <text:p>00110000</text:p>
          </table:table-cell>
          <table:table-cell table:style-name="ce36" table:formula="of:=BIN2HEX([.R34];2)" office:value-type="string" office:string-value="64" calcext:value-type="string">
            <text:p>64</text:p>
          </table:table-cell>
          <table:table-cell table:style-name="ce38" table:formula="of:=BIN2HEX([.S34];2)" office:value-type="string" office:string-value="30" calcext:value-type="string">
            <text:p>30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formula="of:=DEC2BIN([.V34]; 6)" office:value-type="string" office:string-value="011101" calcext:value-type="string">
            <text:p>0111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ltu rs1, rs2, offset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20"/>
          <table:table-cell table:style-name="ce13" table:formula="of:=IFERROR(__xludf.dummyfunction(&quot;CONCATENATE(&quot;&quot;0b&quot;&quot;, TO_TEXT(W35))&quot;);&quot;0b011110&quot;)" office:value-type="string" office:string-value="0b011110" calcext:value-type="string">
            <text:p>0b011110</text:p>
          </table:table-cell>
          <table:table-cell table:style-name="ce21" table:formula="of:=[.V35]" office:value-type="float" office:value="30" calcext:value-type="float">
            <text:p>3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5];[.T35])" office:value-type="string" office:string-value="3074" calcext:value-type="string">
            <text:p>3074</text:p>
          </table:table-cell>
          <table:table-cell table:style-name="ce36" table:formula="of:=TEXT(CONCATENATE([.O35]; [.N35]; [.M35]; [.L35]; [.K35]; [.J35]; [.I35]; [.H35]); &quot;0000000000000000&quot;)" office:value-type="string" office:string-value="0011000001110100" calcext:value-type="string">
            <text:p>0011000001110100</text:p>
          </table:table-cell>
          <table:table-cell table:style-name="ce36" table:formula="of:=RIGHT([.Q35];8)" office:value-type="string" office:string-value="01110100" calcext:value-type="string">
            <text:p>01110100</text:p>
          </table:table-cell>
          <table:table-cell table:style-name="ce36" table:formula="of:=LEFT([.Q35];8)" office:value-type="string" office:string-value="00110000" calcext:value-type="string">
            <text:p>00110000</text:p>
          </table:table-cell>
          <table:table-cell table:style-name="ce36" table:formula="of:=BIN2HEX([.R35];2)" office:value-type="string" office:string-value="74" calcext:value-type="string">
            <text:p>74</text:p>
          </table:table-cell>
          <table:table-cell table:style-name="ce38" table:formula="of:=BIN2HEX([.S35];2)" office:value-type="string" office:string-value="30" calcext:value-type="string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formula="of:=DEC2BIN([.V35]; 6)" office:value-type="string" office:string-value="011110" calcext:value-type="string">
            <text:p>0111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geu rs1, rs2, offset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20"/>
          <table:table-cell table:style-name="ce13" table:formula="of:=IFERROR(__xludf.dummyfunction(&quot;CONCATENATE(&quot;&quot;0b&quot;&quot;, TO_TEXT(W36))&quot;);&quot;0b011111&quot;)" office:value-type="string" office:string-value="0b011111" calcext:value-type="string">
            <text:p>0b011111</text:p>
          </table:table-cell>
          <table:table-cell table:style-name="ce21" table:formula="of:=[.V36]" office:value-type="float" office:value="31" calcext:value-type="float">
            <text:p>3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0</text:p>
          </table:table-cell>
          <table:table-cell table:number-columns-repeated="3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1</text:p>
          </table:table-cell>
          <table:table-cell table:style-name="ce32" table:formula="of:=CONCATENATE([.U36];[.T36])" office:value-type="string" office:string-value="3074" calcext:value-type="string">
            <text:p>3074</text:p>
          </table:table-cell>
          <table:table-cell table:style-name="ce36" table:formula="of:=TEXT(CONCATENATE([.O36]; [.N36]; [.M36]; [.L36]; [.K36]; [.J36]; [.I36]; [.H36]); &quot;0000000000000000&quot;)" office:value-type="string" office:string-value="0011000001110100" calcext:value-type="string">
            <text:p>0011000001110100</text:p>
          </table:table-cell>
          <table:table-cell table:style-name="ce36" table:formula="of:=RIGHT([.Q36];8)" office:value-type="string" office:string-value="01110100" calcext:value-type="string">
            <text:p>01110100</text:p>
          </table:table-cell>
          <table:table-cell table:style-name="ce36" table:formula="of:=LEFT([.Q36];8)" office:value-type="string" office:string-value="00110000" calcext:value-type="string">
            <text:p>00110000</text:p>
          </table:table-cell>
          <table:table-cell table:style-name="ce36" table:formula="of:=BIN2HEX([.R36];2)" office:value-type="string" office:string-value="74" calcext:value-type="string">
            <text:p>74</text:p>
          </table:table-cell>
          <table:table-cell table:style-name="ce38" table:formula="of:=BIN2HEX([.S36];2)" office:value-type="string" office:string-value="30" calcext:value-type="string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table:formula="of:=DEC2BIN([.V36]; 6)" office:value-type="string" office:string-value="011111" calcext:value-type="string">
            <text:p>01111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uipc rd, offset</text:p>
          </table:table-cell>
          <table:table-cell table:style-name="ce42" office:value-type="string" calcext:value-type="string" table:number-columns-spanned="1" table:number-rows-spanned="2">
            <text:p>U</text:p>
          </table:table-cell>
          <table:table-cell table:style-name="ce11" office:value-type="string" calcext:value-type="string">
            <text:p>0b0010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7))&quot;);&quot;0b100000&quot;)" office:value-type="string" office:string-value="0b100000" calcext:value-type="string">
            <text:p>0b100000</text:p>
          </table:table-cell>
          <table:table-cell table:style-name="ce21" table:formula="of:=[.V37]" office:value-type="float" office:value="32" calcext:value-type="float">
            <text:p>32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37];[.T37])" office:value-type="string" office:string-value="1067" calcext:value-type="string">
            <text:p>1067</text:p>
          </table:table-cell>
          <table:table-cell table:style-name="ce36" table:formula="of:=TEXT(CONCATENATE([.O37]; [.N37]; [.M37]; [.L37]; [.K37]; [.J37]; [.I37]; [.H37]); &quot;0000000000000000&quot;)" office:value-type="string" office:string-value="0001000001100111" calcext:value-type="string">
            <text:p>0001000001100111</text:p>
          </table:table-cell>
          <table:table-cell table:style-name="ce36" table:formula="of:=RIGHT([.Q37];8)" office:value-type="string" office:string-value="01100111" calcext:value-type="string">
            <text:p>01100111</text:p>
          </table:table-cell>
          <table:table-cell table:style-name="ce36" table:formula="of:=LEFT([.Q37];8)" office:value-type="string" office:string-value="00010000" calcext:value-type="string">
            <text:p>00010000</text:p>
          </table:table-cell>
          <table:table-cell table:style-name="ce36" table:formula="of:=BIN2HEX([.R37];2)" office:value-type="string" office:string-value="67" calcext:value-type="string">
            <text:p>67</text:p>
          </table:table-cell>
          <table:table-cell table:style-name="ce38" table:formula="of:=BIN2HEX([.S37];2)" office:value-type="string" office:string-value="10" calcext:value-type="string">
            <text:p>10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DEC2BIN([.V37]; 6)" office:value-type="string" office:string-value="100000" calcext:value-type="string">
            <text:p>10000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lui rd, offset</text:p>
          </table:table-cell>
          <table:covered-table-cell/>
          <table:table-cell table:style-name="ce11" office:value-type="string" calcext:value-type="string">
            <text:p>0b0110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8))&quot;);&quot;0b100001&quot;)" office:value-type="string" office:string-value="0b100001" calcext:value-type="string">
            <text:p>0b100001</text:p>
          </table:table-cell>
          <table:table-cell table:style-name="ce21" table:formula="of:=[.V38]" office:value-type="float" office:value="33" calcext:value-type="float">
            <text:p>33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11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111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01</text:p>
          </table:table-cell>
          <table:table-cell table:style-name="ce32" table:formula="of:=CONCATENATE([.U38];[.T38])" office:value-type="string" office:string-value="17C7" calcext:value-type="string">
            <text:p>17C7</text:p>
          </table:table-cell>
          <table:table-cell table:style-name="ce36" table:formula="of:=TEXT(CONCATENATE([.O38]; [.N38]; [.M38]; [.L38]; [.K38]; [.J38]; [.I38]; [.H38]); &quot;0000000000000000&quot;)" office:value-type="string" office:string-value="0001011111000111" calcext:value-type="string">
            <text:p>0001011111000111</text:p>
          </table:table-cell>
          <table:table-cell table:style-name="ce36" table:formula="of:=RIGHT([.Q38];8)" office:value-type="string" office:string-value="11000111" calcext:value-type="string">
            <text:p>11000111</text:p>
          </table:table-cell>
          <table:table-cell table:style-name="ce36" table:formula="of:=LEFT([.Q38];8)" office:value-type="string" office:string-value="00010111" calcext:value-type="string">
            <text:p>00010111</text:p>
          </table:table-cell>
          <table:table-cell table:style-name="ce36" table:formula="of:=BIN2HEX([.R38];2)" office:value-type="string" office:string-value="C7" calcext:value-type="string">
            <text:p>C7</text:p>
          </table:table-cell>
          <table:table-cell table:style-name="ce38" table:formula="of:=BIN2HEX([.S38];2)" office:value-type="string" office:string-value="17" calcext:value-type="string">
            <text:p>17</text:p>
          </table:table-cell>
          <table:table-cell table:style-name="ce35" office:value-type="float" office:value="33" calcext:value-type="float">
            <text:p>33</text:p>
          </table:table-cell>
          <table:table-cell table:style-name="ce35" table:formula="of:=DEC2BIN([.V38]; 6)" office:value-type="string" office:string-value="100001" calcext:value-type="string">
            <text:p>10000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jal rd, imm</text:p>
          </table:table-cell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0b1101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9))&quot;);&quot;0b100010&quot;)" office:value-type="string" office:string-value="0b100010" calcext:value-type="string">
            <text:p>0b100010</text:p>
          </table:table-cell>
          <table:table-cell table:style-name="ce21" table:formula="of:=[.V39]" office:value-type="float" office:value="34" calcext:value-type="float">
            <text:p>34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100</text:p>
          </table:table-cell>
          <table:table-cell table:style-name="ce61" office:value-type="string" calcext:value-type="string">
            <text:p>0</text:p>
          </table:table-cell>
          <table:table-cell table:number-columns-repeated="2"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0</text:p>
          </table:table-cell>
          <table:table-cell table:style-name="ce32" table:formula="of:=CONCATENATE([.U39];[.T39])" office:value-type="string" office:string-value="2069" calcext:value-type="string">
            <text:p>2069</text:p>
          </table:table-cell>
          <table:table-cell table:style-name="ce36" table:formula="of:=TEXT(CONCATENATE([.O39]; [.N39]; [.M39]; [.L39]; [.K39]; [.J39]; [.I39]; [.H39]); &quot;0000000000000000&quot;)" office:value-type="string" office:string-value="0010000001101001" calcext:value-type="string">
            <text:p>0010000001101001</text:p>
          </table:table-cell>
          <table:table-cell table:style-name="ce36" table:formula="of:=RIGHT([.Q39];8)" office:value-type="string" office:string-value="01101001" calcext:value-type="string">
            <text:p>01101001</text:p>
          </table:table-cell>
          <table:table-cell table:style-name="ce36" table:formula="of:=LEFT([.Q39];8)" office:value-type="string" office:string-value="00100000" calcext:value-type="string">
            <text:p>00100000</text:p>
          </table:table-cell>
          <table:table-cell table:style-name="ce36" table:formula="of:=BIN2HEX([.R39];2)" office:value-type="string" office:string-value="69" calcext:value-type="string">
            <text:p>69</text:p>
          </table:table-cell>
          <table:table-cell table:style-name="ce38" table:formula="of:=BIN2HEX([.S39];2)" office:value-type="string" office:string-value="20" calcext:value-type="string">
            <text:p>20</text:p>
          </table:table-cell>
          <table:table-cell table:style-name="ce35" office:value-type="float" office:value="34" calcext:value-type="float">
            <text:p>34</text:p>
          </table:table-cell>
          <table:table-cell table:style-name="ce35" table:formula="of:=DEC2BIN([.V39]; 6)" office:value-type="string" office:string-value="100010" calcext:value-type="string">
            <text:p>10001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jalr rd, rs1, imm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0b11001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40))&quot;);&quot;0b100011&quot;)" office:value-type="string" office:string-value="0b100011" calcext:value-type="string">
            <text:p>0b100011</text:p>
          </table:table-cell>
          <table:table-cell table:style-name="ce21" table:formula="of:=[.V40]" office:value-type="float" office:value="35" calcext:value-type="float">
            <text:p>35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</text:p>
          </table:table-cell>
          <table:table-cell table:number-columns-repeated="2" table:style-name="ce61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61" office:value-type="string" calcext:value-type="string">
            <text:p>0000</text:p>
          </table:table-cell>
          <table:table-cell table:style-name="ce61" office:value-type="string" calcext:value-type="string">
            <text:p>0</text:p>
          </table:table-cell>
          <table:table-cell table:style-name="ce61" office:value-type="string" calcext:value-type="string">
            <text:p>10</text:p>
          </table:table-cell>
          <table:table-cell table:style-name="ce32" table:formula="of:=CONCATENATE([.U40];[.T40])" office:value-type="string" office:string-value="2041" calcext:value-type="string">
            <text:p>2041</text:p>
          </table:table-cell>
          <table:table-cell table:style-name="ce36" table:formula="of:=TEXT(CONCATENATE([.O40]; [.N40]; [.M40]; [.L40]; [.K40]; [.J40]; [.I40]; [.H40]); &quot;0000000000000000&quot;)" office:value-type="string" office:string-value="0010000001000001" calcext:value-type="string">
            <text:p>0010000001000001</text:p>
          </table:table-cell>
          <table:table-cell table:style-name="ce36" table:formula="of:=RIGHT([.Q40];8)" office:value-type="string" office:string-value="01000001" calcext:value-type="string">
            <text:p>01000001</text:p>
          </table:table-cell>
          <table:table-cell table:style-name="ce36" table:formula="of:=LEFT([.Q40];8)" office:value-type="string" office:string-value="00100000" calcext:value-type="string">
            <text:p>00100000</text:p>
          </table:table-cell>
          <table:table-cell table:style-name="ce36" table:formula="of:=BIN2HEX([.R40];2)" office:value-type="string" office:string-value="41" calcext:value-type="string">
            <text:p>41</text:p>
          </table:table-cell>
          <table:table-cell table:style-name="ce38" table:formula="of:=BIN2HEX([.S40];2)" office:value-type="string" office:string-value="20" calcext:value-type="string">
            <text:p>20</text:p>
          </table:table-cell>
          <table:table-cell table:style-name="ce35" office:value-type="float" office:value="35" calcext:value-type="float">
            <text:p>35</text:p>
          </table:table-cell>
          <table:table-cell table:style-name="ce35" table:formula="of:=DEC2BIN([.V40]; 6)" office:value-type="string" office:string-value="100011" calcext:value-type="string">
            <text:p>100011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ntrol Logic for ROM'.A1:'Control Logic for ROM'.A2">
            <calcext:condition calcext:apply-style-name="ConditionalStyle_1" calcext:value="formula-is(LEN(TRIM([.A1]))&gt;0)" calcext:base-cell-address="'Control Logic for ROM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/00/00</text:date>, <text:time style:data-style-name="N2" text:time-value="03:36:48.8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rol_20_Logic_20_for_20_ROM" style:display-name="PageStyle_Control Logic for R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09-05T06:24:22.788000000</dc:date>
    <meta:editing-duration>PT18H39M54S</meta:editing-duration>
    <meta:editing-cycles>6</meta:editing-cycles>
    <meta:document-statistic meta:table-count="1" meta:cell-count="786" meta:object-count="0"/>
  </office:meta>
</office:document-meta>
</file>